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fo:text-align="center" fo:margin-top="1.0694in" fo:margin-bottom="0.1666in"/>
    </style:style>
    <style:style style:name="P4" style:parent-style-name="Sansinterligne"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fo:margin-left="-0.1972in" fo:margin-right="-0.0395in">
        <style:tab-stops/>
      </style:paragraph-properties>
    </style:style>
    <style:style style:name="T5" style:parent-style-name="Policepardéfaut" style:family="text">
      <style:text-properties style:font-name="Calibri Light" style:font-name-complex="Times New Roman" fo:text-transform="uppercase" fo:color="#4472C4" fo:font-size="36pt" style:font-size-asian="36pt" style:font-size-complex="36pt" fo:language="fr" fo:country="FR"/>
    </style:style>
    <style:style style:name="P6" style:parent-style-name="Sansinterligne" style:family="paragraph">
      <style:paragraph-properties fo:text-align="center"/>
    </style:style>
    <style:style style:name="T7" style:parent-style-name="Policepardéfaut" style:family="text">
      <style:text-properties fo:color="#4472C4" fo:font-size="14pt" style:font-size-asian="14pt" style:font-size-complex="14pt" fo:language="fr" fo:country="FR"/>
    </style:style>
    <style:style style:name="T8" style:parent-style-name="Policepardéfaut" style:family="text">
      <style:text-properties fo:color="#4472C4"/>
    </style:style>
    <style:style style:name="P9" style:parent-style-name="Sansinterligne" style:family="paragraph">
      <style:paragraph-properties fo:text-align="center" fo:margin-bottom="0.0277in"/>
    </style:style>
    <style:style style:name="T10" style:parent-style-name="Policepardéfaut" style:family="text">
      <style:text-properties fo:text-transform="uppercase" fo:color="#4472C4" fo:font-size="14pt" style:font-size-asian="14pt" style:font-size-complex="14pt" fo:language="fr" fo:country="FR"/>
    </style:style>
    <style:style style:name="P11" style:parent-style-name="Sansinterligne" style:family="paragraph">
      <style:paragraph-properties fo:text-align="center"/>
    </style:style>
    <style:style style:name="T12" style:parent-style-name="Policepardéfaut" style:family="text">
      <style:text-properties fo:text-transform="uppercase" fo:color="#4472C4" fo:language="fr" fo:country="FR"/>
    </style:style>
    <style:style style:name="P13" style:parent-style-name="Normal" style:family="paragraph">
      <style:paragraph-properties fo:break-before="page" fo:line-height="105%" fo:margin-left="0.4923in">
        <style:tab-stops/>
      </style:paragraph-properties>
      <style:text-properties fo:font-weight="bold" style:font-weight-asian="bold" fo:language="fr" fo:country="FR" fo:hyphenate="true"/>
    </style:style>
    <style:style style:name="P14" style:parent-style-name="En-têtedetabledesmatières" style:family="paragraph">
      <style:text-properties fo:language="fr" fo:country="FR"/>
    </style:style>
    <style:style style:name="P15" style:parent-style-name="TM1" style:family="paragraph">
      <style:paragraph-properties>
        <style:tab-stops>
          <style:tab-stop style:type="right" style:leader-style="dotted" style:leader-text="." style:position="6.293in"/>
        </style:tab-stops>
      </style:paragraph-properties>
    </style:style>
    <style:style style:name="T16" style:parent-style-name="Lienhypertexte" style:family="text">
      <style:text-properties fo:language="fr" fo:country="FR"/>
    </style:style>
    <style:style style:name="P1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8" style:parent-style-name="Lienhypertexte" style:family="text">
      <style:text-properties fo:language="fr" fo:country="FR"/>
    </style:style>
    <style:style style:name="T19" style:parent-style-name="Lienhypertexte" style:family="text">
      <style:text-properties fo:language="fr" fo:country="FR"/>
    </style:style>
    <style:style style:name="T20" style:parent-style-name="Policepardéfaut" style:family="text">
      <style:text-properties style:font-name-asian="Times New Roman" style:language-asian="en" style:country-asian="GB"/>
    </style:style>
    <style:style style:name="T21" style:parent-style-name="Lienhypertexte" style:family="text">
      <style:text-properties fo:language="fr" fo:country="FR"/>
    </style:style>
    <style:style style:name="P2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3" style:parent-style-name="Lienhypertexte" style:family="text">
      <style:text-properties fo:language="fr" fo:country="FR"/>
    </style:style>
    <style:style style:name="T24" style:parent-style-name="Policepardéfaut" style:family="text">
      <style:text-properties style:font-name-asian="Times New Roman" style:language-asian="en" style:country-asian="GB"/>
    </style:style>
    <style:style style:name="T25" style:parent-style-name="Lienhypertexte" style:family="text">
      <style:text-properties fo:language="fr" fo:country="FR"/>
    </style:style>
    <style:style style:name="P2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7" style:parent-style-name="Lienhypertexte" style:family="text">
      <style:text-properties fo:language="fr" fo:country="FR"/>
    </style:style>
    <style:style style:name="T28" style:parent-style-name="Policepardéfaut" style:family="text">
      <style:text-properties style:font-name-asian="Times New Roman" style:language-asian="en" style:country-asian="GB"/>
    </style:style>
    <style:style style:name="T29" style:parent-style-name="Lienhypertexte" style:family="text">
      <style:text-properties fo:language="fr" fo:country="FR"/>
    </style:style>
    <style:style style:name="P3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1" style:parent-style-name="Lienhypertexte" style:family="text">
      <style:text-properties fo:language="fr" fo:country="FR"/>
    </style:style>
    <style:style style:name="T32" style:parent-style-name="Policepardéfaut" style:family="text">
      <style:text-properties style:font-name-asian="Times New Roman" style:language-asian="en" style:country-asian="GB"/>
    </style:style>
    <style:style style:name="T33" style:parent-style-name="Lienhypertexte" style:family="text">
      <style:text-properties fo:language="fr" fo:country="FR"/>
    </style:style>
    <style:style style:name="P3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5" style:parent-style-name="Policepardéfaut" style:family="text">
      <style:text-properties style:font-name-asian="Times New Roman" style:language-asian="en" style:country-asian="GB"/>
    </style:style>
    <style:style style:name="P36" style:parent-style-name="Normal" style:family="paragraph">
      <style:paragraph-properties fo:break-before="page" style:vertical-align="auto" fo:line-height="105%"/>
      <style:text-properties fo:font-weight="bold" style:font-weight-asian="bold" fo:language="fr" fo:country="FR"/>
    </style:style>
    <style:style style:name="P37" style:parent-style-name="Titre1" style:family="paragraph">
      <style:text-properties fo:language="fr" fo:country="FR"/>
    </style:style>
    <style:style style:name="P38" style:parent-style-name="Normal" style:family="paragraph">
      <style:text-properties fo:language="fr" fo:country="FR"/>
    </style:style>
    <style:style style:name="P39" style:parent-style-name="Normal" style:family="paragraph">
      <style:text-properties fo:language="fr" fo:country="FR"/>
    </style:style>
    <style:style style:name="P40" style:parent-style-name="Normal" style:family="paragraph">
      <style:text-properties fo:language="fr" fo:country="FR"/>
    </style:style>
    <style:style style:name="P41" style:parent-style-name="Titre1"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paragraph-properties fo:break-before="page" fo:line-height="105%" fo:margin-left="0.4923in">
        <style:tab-stops/>
      </style:paragraph-properties>
      <style:text-properties fo:language="fr" fo:country="FR" fo:hyphenate="true"/>
    </style:style>
    <style:style style:name="P44" style:parent-style-name="Normal" style:family="paragraph">
      <style:text-properties fo:language="fr" fo:country="FR"/>
    </style:style>
    <style:style style:name="P45" style:parent-style-name="Normal" style:family="paragraph">
      <style:paragraph-properties fo:break-before="page" style:vertical-align="auto" fo:line-height="105%" fo:margin-left="0.4923in">
        <style:tab-stops/>
      </style:paragraph-properties>
      <style:text-properties fo:language="fr" fo:country="FR"/>
    </style:style>
    <style:style style:name="P46" style:parent-style-name="Titre1"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Normal" style:family="paragraph">
      <style:text-properties fo:language="fr" fo:country="FR"/>
    </style:style>
    <style:style style:name="P52" style:parent-style-name="Titre1" style:family="paragraph">
      <style:text-properties fo:language="fr" fo:country="FR"/>
    </style:style>
    <style:style style:name="P53" style:parent-style-name="Normal" style:family="paragraph">
      <style:text-properties fo:language="fr" fo:country="FR"/>
    </style:style>
    <style:style style:name="P54" style:parent-style-name="Normal" style:family="paragraph">
      <style:paragraph-properties fo:line-height="100%"/>
      <style:text-properties fo:hyphenate="true"/>
    </style:style>
    <style:style style:name="T55" style:parent-style-name="Policepardéfaut" style:family="text">
      <style:text-properties fo:font-style="italic" style:font-style-asian="italic" style:font-style-complex="italic"/>
    </style:style>
    <style:style style:name="P56" style:parent-style-name="Normal" style:family="paragraph">
      <style:paragraph-properties fo:line-height="100%"/>
      <style:text-properties fo:hyphenate="true"/>
    </style:style>
    <style:style style:name="T57" style:parent-style-name="Policepardéfaut" style:family="text">
      <style:text-properties fo:font-style="italic" style:font-style-asian="italic" style:font-style-complex="italic"/>
    </style:style>
    <style:style style:name="T58" style:parent-style-name="Policepardéfaut" style:family="text">
      <style:text-properties fo:language="fr" fo:country="FR"/>
    </style:style>
    <style:style style:name="T59" style:parent-style-name="Lienhypertexte" style:family="text">
      <style:text-properties fo:language="fr" fo:country="FR"/>
    </style:style>
    <style:style style:name="P60" style:parent-style-name="Normal" style:family="paragraph">
      <style:paragraph-properties fo:line-height="100%"/>
      <style:text-properties fo:hyphenate="true"/>
    </style:style>
    <style:style style:name="T61" style:parent-style-name="Policepardéfaut" style:family="text">
      <style:text-properties fo:language="fr" fo:country="FR"/>
    </style:style>
    <style:style style:name="T62" style:parent-style-name="Policepardéfaut" style:family="text">
      <style:text-properties fo:font-style="italic" style:font-style-asian="italic" style:font-style-complex="italic" fo:language="fr" fo:country="FR"/>
    </style:style>
    <style:style style:name="T63" style:parent-style-name="Policepardéfaut" style:family="text">
      <style:text-properties fo:font-style="italic" style:font-style-asian="italic" style:font-style-complex="italic" fo:language="fr" fo:country="FR"/>
    </style:style>
    <style:style style:name="T64" style:parent-style-name="Policepardéfaut" style:family="text">
      <style:text-properties fo:language="fr" fo:country="FR"/>
    </style:style>
    <style:style style:name="P65" style:parent-style-name="Normal" style:family="paragraph">
      <style:paragraph-properties fo:line-height="100%"/>
      <style:text-properties fo:hyphenate="true"/>
    </style:style>
    <style:style style:name="T66" style:parent-style-name="Policepardéfaut" style:family="text">
      <style:text-properties fo:font-style="italic" style:font-style-asian="italic" style:font-style-complex="italic"/>
    </style:style>
    <style:style style:name="P67" style:parent-style-name="Normal" style:family="paragraph">
      <style:paragraph-properties fo:line-height="100%"/>
      <style:text-properties fo:hyphenate="true"/>
    </style:style>
    <style:style style:name="T68" style:parent-style-name="Policepardéfaut" style:family="text">
      <style:text-properties fo:font-style="italic" style:font-style-asian="italic" style:font-style-complex="italic"/>
    </style:style>
    <style:style style:name="P69" style:parent-style-name="Normal" style:family="paragraph">
      <style:paragraph-properties fo:line-height="100%"/>
      <style:text-properties fo:hyphenate="true"/>
    </style:style>
    <style:style style:name="T70" style:parent-style-name="Policepardéfaut" style:family="text">
      <style:text-properties fo:font-style="italic" style:font-style-asian="italic" style:font-style-complex="italic"/>
    </style:style>
    <style:style style:name="T71" style:parent-style-name="Policepardéfaut" style:family="text">
      <style:text-properties fo:font-style="italic" style:font-style-asian="italic" style:font-style-complex="italic"/>
    </style:style>
    <style:style style:name="P72" style:parent-style-name="Normal" style:family="paragraph">
      <style:paragraph-properties fo:break-before="page" fo:line-height="105%" fo:margin-left="0.4923in">
        <style:tab-stops/>
      </style:paragraph-properties>
      <style:text-properties fo:hyphenate="true"/>
    </style:style>
    <style:style style:name="P73" style:parent-style-name="Titre1" style:family="paragraph"/>
    <style:style style:name="P74" style:parent-style-name="Paragraphedeliste" style:family="paragraph"/>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Paragraphedeliste" style:family="paragraph"/>
    <style:style style:name="T78" style:parent-style-name="Policepardéfaut" style:family="text">
      <style:text-properties fo:language="fr" fo:country="FR"/>
    </style:style>
    <style:style style:name="T79" style:parent-style-name="Policepardéfaut" style:family="text">
      <style:text-properties style:font-style-complex="italic" fo:language="fr" fo:country="FR"/>
    </style:style>
    <style:style style:name="T80" style:parent-style-name="Policepardéfaut" style:family="text">
      <style:text-properties style:font-style-complex="italic"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Paragraphedeliste" style:family="paragraph"/>
    <style:style style:name="T84" style:parent-style-name="Policepardéfaut" style:family="text">
      <style:text-properties fo:language="fr" fo:country="FR"/>
    </style:style>
    <style:style style:name="T85" style:parent-style-name="Policepardéfaut" style:family="text">
      <style:text-properties fo:language="fr" fo:country="FR"/>
    </style:style>
    <style:style style:name="T86" style:parent-style-name="Policepardéfaut" style:family="text">
      <style:text-properties fo:language="fr" fo:country="FR"/>
    </style:style>
    <style:style style:name="T87" style:parent-style-name="Policepardéfaut" style:family="text">
      <style:text-properties fo:language="fr" fo:country="FR"/>
    </style:style>
    <style:style style:name="T88" style:parent-style-name="Policepardéfaut" style:family="text">
      <style:text-properties fo:language="fr" fo:country="FR"/>
    </style:style>
    <style:style style:name="T89" style:parent-style-name="Policepardéfaut" style:family="text">
      <style:text-properties fo:language="fr" fo:country="FR"/>
    </style:style>
    <style:style style:name="T90" style:parent-style-name="Policepardéfaut" style:family="text">
      <style:text-properties fo:language="fr" fo:country="FR"/>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
      <text:p text:style-name="P4"><text:span text:style-name="T5">CARNET DE BORD : Blockchain post-quantique</text:span></text:p>
      <text:p text:style-name="P6"><text:span text:style-name="T7">TEAUDORS Mickaël &amp; VALERI Yoann</text:span><text:span text:style-name="T8"><draw:frame draw:z-index="251659264" draw:id="id0" draw:style-name="a0" draw:name="Zone de texte 142" text:anchor-type="paragraph" svg:x="0.98403in" svg:y="9.93889in" svg:width="6.3in" svg:height="0.64514in" style:rel-width="scale" style:rel-height="scale"><draw:text-box><text:p text:style-name="P9"><text:span text:style-name="T10">19 MARS 2019</text:span></text:p><text:p text:style-name="P11"><text:span text:style-name="T12">uNIVERSITE PIERRE ET MARIE CURIE</text:span></text:p></draw:text-box><svg:title/><svg:desc/></draw:frame></text:span></text:p>
      <text:p text:style-name="P13"/>
      <text:h text:style-name="P14" text:outline-level="1"><text:bookmark-start text:name="_Toc3047097"/>Table des matières<text:bookmark-end text:name="_Toc3047097"/></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3047097" office:target-frame-name="_top" xlink:show="replace"><text:span text:style-name="T16">Table des matières</text:span><text:tab/>2</text:a></text:p>
          <text:p text:style-name="P17"><text:a xlink:href="#_Toc3047098" office:target-frame-name="_top" xlink:show="replace"><text:span text:style-name="T18">1.</text:span><text:span text:style-name="T19"><text:s/></text:span><text:span text:style-name="T20"><text:tab/></text:span><text:span text:style-name="T21">Introduction</text:span><text:tab/>3</text:a></text:p>
          <text:p text:style-name="P22"><text:a xlink:href="#_Toc3047099" office:target-frame-name="_top" xlink:show="replace"><text:span text:style-name="T23">2.</text:span><text:span text:style-name="T24"><text:tab/></text:span><text:span text:style-name="T25">Mots-clés : Mindmap</text:span><text:tab/>3</text:a></text:p>
          <text:p text:style-name="P26"><text:a xlink:href="#_Toc3047100" office:target-frame-name="_top" xlink:show="replace"><text:span text:style-name="T27">3.</text:span><text:span text:style-name="T28"><text:tab/></text:span><text:span text:style-name="T29">Descriptif de la recherche documentaire</text:span><text:tab/>5</text:a></text:p>
          <text:p text:style-name="P30"><text:a xlink:href="#_Toc3047101" office:target-frame-name="_top" xlink:show="replace"><text:span text:style-name="T31">4.</text:span><text:span text:style-name="T32"><text:tab/></text:span><text:span text:style-name="T33">Bibliographie produite</text:span><text:tab/>5</text:a></text:p>
          <text:p text:style-name="P34"><text:a xlink:href="#_Toc3047102" office:target-frame-name="_top" xlink:show="replace"><text:span text:style-name="Lienhypertexte">5.</text:span><text:span text:style-name="T35"><text:tab/></text:span><text:span text:style-name="Lienhypertexte">Evaluation des sources</text:span><text:tab/>6</text:a></text:p>
        </text:index-body>
      </text:table-of-content>
      <text:p text:style-name="Normal"/>
      <text:p text:style-name="P36"/>
      <text:list text:style-name="LFO1" text:continue-numbering="true">
        <text:list-item>
          <text:p text:style-name="P37"><text:bookmark-start text:name="_Toc3038435"/><text:bookmark-start text:name="_Toc3047098"/>Introduction<text:bookmark-end text:name="_Toc3038435"/><text:bookmark-end text:name="_Toc3047098"/></text:p>
        </text:list-item>
      </text:list>
      <text:p text:style-name="P38"/>
      <text:p text:style-name="P39">Notre projet semestriel s’intitule « BlockChain Post-Quantique ». Nous nous intéressons dans ce projet à la structure de donnée qu’est la BlockChain. Il s’agit d’une liste chaînée de blocs de données, contenant un ensemble de transactions, et notamment utilisée pour la gestion des crypto-monnaies ou des contrats intelligents. Ce moyen de gestion des données, apparu au grand public en 2008 par son utilisation pour la crypto-monnaie Bitcoin, est aujourd’hui en grande expansion, et représente actuellement plus de 150 milliards d’US dollars. Pour ce projet, il nous a été expliqué comment le modèle de sécurité fonctionne. Celle-ci est basée sur deux algorithmes : l’algorithme dit « Proof-Of-Work », servant à insérer des blocs dans la chaîne, et celui dit « Signature », servant à montrer la validité des transactions effectuées. Il a été prouvé que le premier est résistant aux ordinateurs quantiques, mais le second ne l’est pas, et remplacer<text:s/>celui-ci (dans une plateforme open-source de manipulation de BlockChain nommé Hyperledger) constitue le cœur de notre projet.</text:p>
      <text:p text:style-name="P40"/>
      <text:list text:style-name="LFO1" text:continue-numbering="true">
        <text:list-item>
          <text:p text:style-name="P41"><text:bookmark-start text:name="_Toc3038436"/><text:bookmark-start text:name="_Toc3047099"/>Mots-clés : Mindmap<text:bookmark-end text:name="_Toc3038436"/><text:bookmark-end text:name="_Toc3047099"/></text:p>
        </text:list-item>
      </text:list>
      <text:p text:style-name="P42"/>
      <text:p text:style-name="P43"/>
      <text:p text:style-name="P44"/>
      <text:p text:style-name="P45"/>
      <text:list text:style-name="LFO1" text:continue-numbering="true">
        <text:list-item>
          <text:p text:style-name="P46"><text:bookmark-start text:name="_Toc3038437"/><text:bookmark-start text:name="_Toc3047100"/>Descriptif de la recherche documentaire<text:bookmark-end text:name="_Toc3038437"/><text:bookmark-end text:name="_Toc3047100"/></text:p>
        </text:list-item>
      </text:list>
      <text:p text:style-name="P47"/>
      <text:p text:style-name="P48">Pour notre projet, il nous a été fourni dans le sujet le nom d’un article présentant l’intérêt du sujet. Pour pouvoir le lire, nous avons cherché ce nom dans un moteur de recherche, et avons trouvé ledit article sur le site arXiv.org, un des bases de données spécialisées en informatique. Après avoir lu ce document et avoir eu notre premier rendez-vous avec nos encadrants, nous avons pu prendre connaissance des différents outils que nous allons utiliser pour notre projet. Cela nous a permis de voir les algorithmes que nous avons à remplacer, et ce qu’ils utilisaient. Nous avons donc cherché des articles sur ces points, en commençant par les comparer avec les sources données dans l’article de départ, et les avons cherchés sur arXiv.org, Springer Link ou encore Semantic Scholar. De cette manière, nous avons pu comparer les<text:s/>différents sites et les informations données sur chaque document en les ajoutant dans Zotero, et en comparant les champs remplis. Nous avons donc à l’heure actuelle 3 articles de revue, 2 articles de colloque et un rapport. Ce dernier correspond à l’explication du fonctionnement de l’algorithme que l’on doit implémenter pour notre projet.</text:p>
      <text:p text:style-name="P49"/>
      <text:p text:style-name="P50"/>
      <text:p text:style-name="P51"/>
      <text:list text:style-name="LFO1" text:continue-numbering="true">
        <text:list-item>
          <text:p text:style-name="P52"><text:bookmark-start text:name="_Toc3038438"/><text:bookmark-start text:name="_Toc3047101"/>Bibliographie produite<text:bookmark-end text:name="_Toc3038438"/><text:bookmark-end text:name="_Toc3047101"/></text:p>
        </text:list-item>
      </text:list>
      <text:p text:style-name="P53"/>
      <text:p text:style-name="P54">[1] Lov K. Grover. 1996. A fast quantum mechanical algorithm for database search.<text:s/><text:span text:style-name="T55">arXiv:quant-ph/9605043</text:span><text:s/>(May 1996). Retrieved March 9, 2019<text:s/>from<text:s/><text:a xlink:href="http://arxiv.org/abs/quant-ph/9605043" office:target-frame-name="_top" xlink:show="replace"><text:span text:style-name="Lienhypertexte">http://arxiv.org/abs/quant-ph/9605043</text:span></text:a></text:p>
      <text:p text:style-name="P56"><text:s/>[2] C. P. Schnorr. 1990. Efficient Identification and Signatures for Smart Cards. In<text:s/><text:span text:style-name="T57">Advances in Cryptology — CRYPTO’ 89 Proceedings</text:span><text:s/>(Lecture Notes in Computer Science), 239–252.<text:s/><text:span text:style-name="T58">DOI: https://doi.org/</text:span><text:a xlink:href="https://doi.org/10.1007/0-387-34805-0_22" office:target-frame-name="_top" xlink:show="replace"><text:span text:style-name="T59">10.1007/0-387-34805-0_22</text:span></text:a></text:p>
      <text:p text:style-name="P60"><text:span text:style-name="T61">[3] Antoine Casanova, Jean-Charles Faugère, Gilles Macario-Rat, Jacques Patarin, Ludovic Perret, and Jocelyn Ryckeghem. 2017.<text:s/></text:span><text:span text:style-name="T62">GeMS</text:span><text:span text:style-name="T63">S: A Great Multivariate Short Signature</text:span><text:span text:style-name="T64">. UPMC - Paris 6 Sorbonne Universités ; INRIA Paris Research Centre, MAMBA Team, F-75012, Paris, France ; LIP6 - Laboratoire d’Informatique de Paris 6.<text:s/></text:span>Retrieved March 9, 2019 from<text:s/><text:a xlink:href="https://hal.inria.fr/hal-01662158" office:target-frame-name="_top" xlink:show="replace"><text:span text:style-name="Lienhypertexte">https://hal.inria.fr/hal-01662158</text:span></text:a></text:p>
      <text:p text:style-name="P65">[4] Peter W. Shor. 1997. Polynomial-Time Algorithms for Prime Factorization and Discrete Logarithms on a Quantum Computer.<text:s/><text:span text:style-name="T66">SIAM Journal on Computing</text:span><text:s/>26, 5 (October 1997), 1484–1509. DOI: https://doi.org/<text:a xlink:href="https://doi.org/10.1137/S0097539795293172" office:target-frame-name="_top" xlink:show="replace"><text:span text:style-name="Lienhypertexte">10.1137/S0097539795293172</text:span></text:a></text:p>
      <text:p text:style-name="P67">[5] Divesh Aggarwal, Gavin K. Brennen, Troy Lee, Miklos Santha, and Marco Tomamichel. 2018. Quantum attacks on Bitcoin, and how to protect against them.<text:s/><text:span text:style-name="T68">Ledger</text:span><text:s/>3, (October 2018). DOI: https://doi.org/<text:a xlink:href="https://doi.org/10.5195/ledger.2018.127" office:target-frame-name="_top" xlink:show="replace"><text:span text:style-name="Lienhypertexte">10.5195/le</text:span><text:bookmark-start text:name="_Hlt3040485"/><text:bookmark-start text:name="_Hlt3040486"/><text:span text:style-name="Lienhypertexte">d</text:span><text:bookmark-end text:name="_Hlt3040485"/><text:bookmark-end text:name="_Hlt3040486"/><text:span text:style-name="Lienhypertexte">ger.2018.127</text:span></text:a></text:p>
      <text:p text:style-name="P69">[6] Mihir Bellare and Phillip Rogaway. 1993. Random Oracles Are Practical: A Paradigm for Designing Efficient Protocols. In<text:s/><text:span text:style-name="T70">Proceedings of the 1st<text:s/></text:span><text:span text:style-name="T71">ACM Conference on Computer and Communications Security</text:span><text:s/>(CCS ’93), 62–73. DOI: https://doi.org/<text:a xlink:href="https://doi.org/10.1145/168588.168596" office:target-frame-name="_top" xlink:show="replace"><text:span text:style-name="Lienhypertexte">10.1145/168588.168596</text:span></text:a></text:p>
      <text:p text:style-name="P72"/>
      <text:list text:style-name="LFO1" text:continue-numbering="true">
        <text:list-item>
          <text:p text:style-name="P73"><text:bookmark-start text:name="_Toc3047102"/>Evaluation des sources<text:bookmark-end text:name="_Toc3047102"/></text:p>
        </text:list-item>
      </text:list>
      <text:p text:style-name="Normal"/>
      <text:list text:style-name="LFO2" text:continue-numbering="true">
        <text:list-item>
          <text:p text:style-name="P74">Divesh Aggarwal, Gavin K. Brennen, Troy Lee, Miklos Santha,<text:s/>and Marco Tomamichel, “Quantum attacks on Bitcoin, and how to protect against them”:</text:p>
        </text:list-item>
      </text:list>
      <text:p text:style-name="P75">Ce document est un article a été publié en 2017 et n’a subit aucune révision ou n’a pas été réfuté depuis lors. Il s’agit de l’article proposé dans notre sujet de projet,<text:s/>explique le fonctionnement d’une BlockChain, et surtout démontre pourquoi l’algorithme de « Proof-Of-Work » est résistant aux ordinateurs quantiques, tandis que celui de « Signature » ne l’est pas. L’article est donc en partie général tant il explique la nécessité de changer un des algorithmes utilisés, mais aussi spécialisé, dans son utilisation de notions avancées d’attaque cryptographiques, de calculs de complexité ou de parallélisation. Les 5 auteurs sont des chercheurs, venant des universités de Singapour, de Paris Diderot et de Sydney. Les calculs et résultats démontrés se font à partir de données publiques. Cet article a été produit dans le but de montrer la nécessité de changer l’algorithme « Signature » utilisé par les BlockChain pour résister aux ordinateurs quantiques et éviter la potentielle réécriture de transactions par des tiers mal intentionnés. Les informations proposées sont donc objectives dans le sens où les auteurs proposent 11 différents algorithmes pour régler les problèmes de sécurité,<text:s/>sans en favoriser un en particulier, mais en donnant les avantages et inconvénients de plusieurs d’entre eux.</text:p>
      <text:p text:style-name="P76"/>
      <text:list text:style-name="LFO2" text:continue-numbering="true">
        <text:list-item>
          <text:p text:style-name="P77"><text:span text:style-name="T78">Antoine Casanova, Jean-Charles Faugère, Gilles Macario-Rat, Jacques Patarin, Ludovic Perret, and Jocelyn Ryckeghem</text:span><text:span text:style-name="T79">, “GeMSS: A Great Multivariate</text:span><text:span text:style-name="T80"><text:s/>Short Signature”:</text:span></text:p>
        </text:list-item>
      </text:list>
      <text:p text:style-name="P81">Ce document est un rapport de recherche publié le 18 décembre 2017 et mis à jour le 7 février 2019. C’est un rapport présentant le principal algorithme que nous devons implémenter pour remplacer celui de « Signature » utilisé dans Hyperledger. Les informations données sont donc importantes à notre compréhension des calculs impliqués dans notre projet. C’est un document destiné à un public connaisseur car reposant sur des concepts avancés d’algèbre polynomiale et de cryptographie. Les auteurs sont des membres de l’Inria (Institut national de recherche en informatique et en automatique), un établissement public spécialisé en mathématique et informatique rassemblant des chercheurs et membres du secteur privé. Le sujet abordé constitue donc le<text:s/>cœur de leurs recherches, et elles sont légitimes pour parler du sujet, étant les inventeurs de l’algorithme. Le document a d’abord été publié sur le site de l’Inria. Les calculs et résultats démontrés se font à partir de données publiques, utilisant d’autres propositions d’algorithmes de signature. Ce rapport (et l’algorithme associé) ont été produit à la suite d’un appel d’offre de NIST (National Institute of Standards and Technology, une organisation américaine chargé de la standardisation des technologies) portant sur la création d’algorithmes destinés à devenir des standards dans la cryptographie asymétrique post-quantique. Le document est donc en conséquence biaisé, car il s’agit de la documentation de l’algorithme concerné.</text:p>
      <text:p text:style-name="P82"/>
      <text:list text:style-name="LFO2" text:continue-numbering="true">
        <text:list-item>
          <text:p text:style-name="P83">Claus-Peter Schnorr, “Efficient Identification and Signatures for Smart Cards”:</text:p>
        </text:list-item>
      </text:list>
      <text:p text:style-name="Normal"><text:span text:style-name="T84">Ce document est un article publié en 1989, et non mis à jour depuis. Il s’agit d’un article donnant un protocole d’authentification pour la cryptographie asymétrique, caractérisé par le fait qu’il est<text:s/></text:span><text:span text:style-name="T85">à divulgation nulle de connaissance (s’authentifier auprès d’une entité extérieure sans révéler aucune<text:s/></text:span><text:soft-page-break/><text:span text:style-name="T86">information sur des informations secrètes). Ce protocole est celui est utilisé dans Hyperledger pour permettre d’authentifier une personne sans donner sa</text:span><text:span text:style-name="T87"><text:s/>clé privée. L’article présente donc l’algorithme et montre sa complexité temporelle ainsi que ses avantages cryptographiques, et est donc destiné à un public spécialisé. L’auteur est Claus-Peter Schnorr, un chercheur de l’université de Frankfort spécialis</text:span><text:span text:style-name="T88">é en mathématique et cryptographie, donc qualifié pour parler du sujet. L’article présentant un algorithme et évaluant sa complexité, il est aisé de vérifier leur validité. De plus, l’algorithme est encore très utilisé aujourd’hui, malgré le fait qu’il dat</text:span><text:span text:style-name="T89">e de 30 ans. Il a cependant été montré non résistant à certaines attaques, mais également amélioré et mêlé à d’autres algorithmes pour en faire un des plus résistant aujourd’hui. Cet article a été produit pour montrer l’intérêt de l’algorithme, et son effi</text:span><text:span text:style-name="T90">cacité dans l’authentification à divulgation nulle de connaissance. L’information est donc biaisée, car parlant exclusivement d’un seul algorithme, et montrant son utilit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margin-left="0.4923in" fo:background-color="transparent" style:tab-stop-distance="0.5in">
        <style:tab-stops/>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fo:line-height="104%" fo:margin-left="0in">
        <style:tab-stops/>
      </style:paragraph-properties>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fo:margin-left="0in">
        <style:tab-stops/>
      </style:paragraph-properties>
      <style:text-properties style:font-name-asian="Times New Roman" style:language-asian="en" style:country-asian="GB" fo:hyphenate="false"/>
    </style:style>
    <style:style style:name="SansinterligneCar" style:display-name="Sans interligne Car" style:family="text" style:parent-style-name="Policepardéfaut">
      <style:text-properties style:font-name-asian="Times New Roman" style:language-asian="en" style:country-asian="GB"/>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5%"/>
      <style:text-properties style:language-asian="en" style:country-asian="GB"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style style:name="T3" style:parent-style-name="Policepardéfaut" style:family="text">
      <style:text-properties fo:language="fr" fo:country="FR"/>
    </style:style>
  </office:automatic-styles>
  <office:master-styles>
    <style:master-page style:name="MP0" style:page-layout-name="PL0">
      <style:footer>
        <text:p text:style-name="P2"><text:span text:style-name="T3"><text:page-number text:fixed="false">2</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RNET DE BORD : Blockchain post-quantique</dc:title>
    <dc:description/>
    <dc:subject>TEAUDORS Mickaël &amp; VALERI Yoann</dc:subject>
    <meta:initial-creator>Yoann Valeri</meta:initial-creator>
    <dc:creator>Yoann Valeri</dc:creator>
    <meta:creation-date>2019-03-09T16:58:00Z</meta:creation-date>
    <dc:date>2019-03-09T17:06:00Z</dc:date>
    <meta:template xlink:href="Normal" xlink:type="simple"/>
    <meta:editing-cycles>7</meta:editing-cycles>
    <meta:editing-duration>PT420S</meta:editing-duration>
    <meta:document-statistic meta:page-count="7" meta:paragraph-count="18" meta:word-count="1384" meta:character-count="9260" meta:row-count="65" meta:non-whitespace-character-count="7894"/>
  </office:meta>
</office:document-meta>
</file>